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7192" officeooo:paragraph-rsid="001b7192"/>
    </style:style>
    <style:style style:name="P2" style:family="paragraph" style:parent-style-name="Standard" style:list-style-name="L1">
      <style:text-properties officeooo:rsid="001b7192" officeooo:paragraph-rsid="001b7192"/>
    </style:style>
    <style:style style:name="P3" style:family="paragraph" style:parent-style-name="Standard" style:list-style-name="L1">
      <style:text-properties officeooo:paragraph-rsid="001b7192"/>
    </style:style>
    <style:style style:name="P4" style:family="paragraph" style:parent-style-name="Standard" style:list-style-name="L1">
      <style:text-properties officeooo:rsid="001c4331" officeooo:paragraph-rsid="001c4331"/>
    </style:style>
    <style:style style:name="P5" style:family="paragraph" style:parent-style-name="Standard">
      <style:text-properties officeooo:rsid="001c4331" officeooo:paragraph-rsid="001c4331"/>
    </style:style>
    <style:style style:name="P6" style:family="paragraph" style:parent-style-name="Standard" style:list-style-name="L1">
      <style:text-properties fo:font-style="italic" officeooo:rsid="001c4331" officeooo:paragraph-rsid="001c4331" style:font-style-asian="italic" style:font-style-complex="italic"/>
    </style:style>
    <style:style style:name="P7" style:family="paragraph" style:parent-style-name="Standard" style:list-style-name="L1">
      <style:text-properties fo:font-style="italic" officeooo:rsid="001ee612" officeooo:paragraph-rsid="001ee612" style:font-style-asian="italic" style:font-style-complex="italic"/>
    </style:style>
    <style:style style:name="P8" style:family="paragraph" style:parent-style-name="Standard" style:list-style-name="L1">
      <style:text-properties officeooo:rsid="001ee612" officeooo:paragraph-rsid="001ee612"/>
    </style:style>
    <style:style style:name="P9" style:family="paragraph" style:parent-style-name="Standard" style:list-style-name="L1">
      <style:text-properties fo:font-style="normal" officeooo:rsid="001f90f3" officeooo:paragraph-rsid="001f90f3" style:font-style-asian="normal" style:font-style-complex="normal"/>
    </style:style>
    <style:style style:name="P10" style:family="paragraph" style:parent-style-name="Standard">
      <style:text-properties fo:font-style="normal" officeooo:rsid="001f90f3" officeooo:paragraph-rsid="001f90f3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2134d7" officeooo:paragraph-rsid="002134d7" style:font-style-asian="normal" style:font-style-complex="normal"/>
    </style:style>
    <style:style style:name="T1" style:family="text">
      <style:text-properties officeooo:rsid="001b719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7192" style:font-style-asian="italic" style:font-style-complex="italic"/>
    </style:style>
    <style:style style:name="T4" style:family="text">
      <style:text-properties fo:font-style="italic" officeooo:rsid="0022e155" style:font-style-asian="italic" style:font-style-complex="italic"/>
    </style:style>
    <style:style style:name="T5" style:family="text">
      <style:text-properties officeooo:rsid="001f90f3"/>
    </style:style>
    <style:style style:name="T6" style:family="text">
      <style:text-properties officeooo:rsid="0022e1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93760374739306406" text:style-name="L1">
        <text:list-item>
          <text:p text:style-name="P3"><text:span text:style-name="T1">ProgressBar</text:span></text:p>
          <text:list>
            <text:list-item>
              <text:p text:style-name="P2"><text:span text:style-name="T3">L</text:span><text:span text:style-name="T2">ayout content</text:span></text:p>
            </text:list-item>
            <text:list-item>
              <text:p text:style-name="P3"><text:span text:style-name="T3">List&lt;AUserSlide&gt; userSlideList</text:span><text:span text:style-name="T1"> bzw. </text:span><text:span text:style-name="T3">List&lt;String&gt; userSlideHeaders</text:span><text:span text:style-name="T1"> wäre auch ausreichend? (Das wird dann eine </text:span><text:span text:style-name="T3">LinkedList</text:span><text:span text:style-name="T1">.)</text:span></text:p>
            </text:list-item>
            <text:list-item>
              <text:p text:style-name="P2"><text:span text:style-name="T2">void nextSlide()</text:span> und <text:span text:style-name="T2">void previosSlide()</text:span> updaten den <text:span text:style-name="T2">content</text:span> der ProgressBar entsprechend</text:p>
            </text:list-item>
            <text:list-item>
              <text:p text:style-name="P2"><text:span text:style-name="T2">void init()</text:span> nötig?</text:p>
            </text:list-item>
          </text:list>
        </text:list-item>
      </text:list>
      <text:p text:style-name="P1"/>
      <text:list xml:id="list143639388494216" text:continue-numbering="true" text:style-name="L1">
        <text:list-item>
          <text:p text:style-name="P4">AUserSlide (abstract)</text:p>
          <text:list>
            <text:list-item>
              <text:p text:style-name="P6">String header</text:p>
            </text:list-item>
            <text:list-item>
              <text:p text:style-name="P6">Layout content</text:p>
            </text:list-item>
            <text:list-item>
              <text:p text:style-name="P4"><text:span text:style-name="T2">int iD</text:span> (wirklich nötig, ist <text:span text:style-name="T2">header</text:span> nicht schon unique?)</text:p>
            </text:list-item>
            <text:list-item>
              <text:p text:style-name="P4"><text:span text:style-name="T2">HashMap&lt;String, String&gt; output</text:span> → Key ist Value der Komponente des <text:span text:style-name="T2">content</text:span>, Value ist der Text, welcher vom User in die Komponente eingesetzt wird.</text:p>
            </text:list-item>
          </text:list>
        </text:list-item>
      </text:list>
      <text:p text:style-name="P5"/>
      <text:list xml:id="list143638482310858" text:continue-numbering="true" text:style-name="L1">
        <text:list-item>
          <text:p text:style-name="P8">NavBar</text:p>
          <text:list>
            <text:list-item>
              <text:p text:style-name="P7">List&lt;AUserSlide&gt; userSlideList</text:p>
            </text:list-item>
            <text:list-item>
              <text:p text:style-name="P7">AUserSlide ge<text:span text:style-name="T5">tNext() getPrevios() hasNext() hasPrevios()</text:span></text:p>
            </text:list-item>
            <text:list-item>
              <text:p text:style-name="P9">Klasse aufgrund der Methoden einer <text:span text:style-name="T2">LinkedList </text:span>überflüssig?</text:p>
            </text:list-item>
          </text:list>
        </text:list-item>
      </text:list>
      <text:p text:style-name="P10"/>
      <text:list xml:id="list143638996643856" text:continue-numbering="true" text:style-name="L1">
        <text:list-item>
          <text:p text:style-name="P11">ContentParser</text:p>
          <text:list>
            <text:list-item>
              <text:p text:style-name="P11"><text:span text:style-name="T2">public static HashMap&lt;String, String&gt; parseContent(</text:span><text:span text:style-name="T4">Layout content</text:span><text:span text:style-name="T2">)</text:span> → <text:s/><text:span text:style-name="T6">iteriert über alle Komponenten des aktuellen Contents und parsed vom User eingegebene Daten um diese in einer HashMap bereitzustellen.</text:span></text:p>
            </text:list-item>
          </text:list>
        </text:list-item>
      </text:list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4:23:04.805309133</meta:creation-date>
    <dc:date>2015-05-26T14:36:37.770998010</dc:date>
    <meta:editing-duration>PT13M30S</meta:editing-duration>
    <meta:editing-cycles>7</meta:editing-cycles>
    <meta:generator>LibreOffice/4.4.3.2$Linux_X86_64 LibreOffice_project/40m0$Build-2</meta:generator>
    <meta:document-statistic meta:table-count="0" meta:image-count="0" meta:object-count="0" meta:page-count="1" meta:paragraph-count="17" meta:word-count="126" meta:character-count="886" meta:non-whitespace-character-count="790"/>
  </office:meta>
</office:document-meta>
</file>